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76 - The Azarinth Sentinel" calcext:value-type="string">
            <text:p>Class 1: 476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87];[.F187];[.D187];[.G187];[.H187])" office:value-type="string" office:string-value="Class 2: 470 - Kin of Ash" calcext:value-type="string">
            <text:p>Class 2: 470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400" calcext:value-type="float">
            <text:p>1400</text:p>
          </table:table-cell>
          <table:table-cell table:style-name="ce5" table:formula="of:=[.E2]" office:value-type="float" office:value="1400" calcext:value-type="float">
            <text:p>1400.0</text:p>
          </table:table-cell>
          <table:table-cell/>
          <table:table-cell table:style-name="ce6"/>
          <table:table-cell table:style-name="ce32" table:formula="of:=[.U9]" office:value-type="float" office:value="16556962.149" calcext:value-type="float">
            <text:p>16,556,962</text:p>
          </table:table-cell>
          <table:table-cell table:style-name="ce11" table:formula="of:=[.V9]" office:value-type="float" office:value="1111539.1" calcext:value-type="float">
            <text:p>1,111,539.1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5340" calcext:value-type="float">
            <text:p>25340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61.2383333333333" calcext:value-type="float">
            <text:p>61.2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30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88];[.F188];[.D188];[.G188];[.H188])" office:value-type="string" office:string-value="Class 3: 425 - The Faen Valkyrie" calcext:value-type="string">
            <text:p>Class 3: 425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5.62" calcext:value-type="float">
            <text:p>35.62</text:p>
          </table:table-cell>
          <table:table-cell table:style-name="ce12" table:formula="of:=[.U10]" office:value-type="percentage" office:value="35.62" calcext:value-type="percentage">
            <text:p>356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79.75" calcext:value-type="float">
            <text:p>79.8</text:p>
          </table:table-cell>
          <table:table-cell table:style-name="ce10" table:formula="of:=[.W3]/60" office:value-type="percentage" office:value="0.00275" calcext:value-type="percentage">
            <text:p>0.28%</text:p>
          </table:table-cell>
          <table:table-cell table:style-name="ce9" table:formula="of:=2%+([.F7]/100/100/2)" office:value-type="percentage" office:value="0.165" calcext:value-type="percentage">
            <text:p>16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9000" calcext:value-type="float">
            <text:p>29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101.935" calcext:value-type="float">
            <text:p>101.9</text:p>
          </table:table-cell>
          <table:table-cell table:style-name="ce10" table:formula="of:=[.W4]/60" office:value-type="percentage" office:value="0.003515" calcext:value-type="percentage">
            <text:p>0.35%</text:p>
          </table:table-cell>
          <table:table-cell table:style-name="ce9" table:formula="of:=1%*(1+3+3%*[.E75])+([.F7]/100/100/2)+1%" office:value-type="percentage" office:value="0.2109" calcext:value-type="percentage">
            <text:p>21.09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420" calcext:value-type="float">
            <text:p>1420</text:p>
          </table:table-cell>
          <table:table-cell table:style-name="ce5" table:formula="of:=[.E6]*(1+[.AD15])" office:value-type="float" office:value="19028" calcext:value-type="float">
            <text:p>19028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450" calcext:value-type="float">
            <text:p>1450</text:p>
          </table:table-cell>
          <table:table-cell table:style-name="ce5" table:formula="of:=[.E7]*2" office:value-type="float" office:value="2900" calcext:value-type="float">
            <text:p>29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6031680.2" calcext:value-type="float">
            <text:p>6031680.2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6556962.149" calcext:value-type="float">
            <text:p>16556962.149</text:p>
          </table:table-cell>
          <table:table-cell table:style-name="ce6" table:formula="of:=([.S11]+[.S12])/2" office:value-type="float" office:value="1111539.1" calcext:value-type="float">
            <text:p>1111539.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195];[.E2])" office:value-type="string" office:string-value="Vit: 1400" calcext:value-type="string">
            <text:p>Vit: 140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7082244.098" calcext:value-type="float">
            <text:p>27082244.09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5.62" calcext:value-type="percentage">
            <text:p>356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803525864069" calcext:value-type="percentage">
            <text:p>97.7%</text:p>
          </table:table-cell>
          <table:table-cell table:formula="of:=1/(1-[.Q11])" office:value-type="float" office:value="43.1100000000001" calcext:value-type="float">
            <text:p>43.1100000000001</text:p>
          </table:table-cell>
          <table:table-cell table:formula="of:=[.$S$2]/(1/(1+[.$O$15]+[.$AV$15]))" office:value-type="float" office:value="1067320.8" calcext:value-type="float">
            <text:p>1067320.8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8074983556238" calcext:value-type="percentage">
            <text:p>97.8%</text:p>
          </table:table-cell>
          <table:table-cell table:formula="of:=1/(1-[.Q12])" office:value-type="float" office:value="45.61" calcext:value-type="float">
            <text:p>45.61</text:p>
          </table:table-cell>
          <table:table-cell table:formula="of:=[.$S$2]/(1/(1+[.$O$15]+[.$AJ$15]+[.$AV$15]))" office:value-type="float" office:value="1155757.4" calcext:value-type="float">
            <text:p>1155757.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7439254710153" calcext:value-type="percentage">
            <text:p>97.7%</text:p>
          </table:table-cell>
          <table:table-cell table:style-name="ce14" table:formula="of:=([.R11]+[.R12])/2" office:value-type="float" office:value="44.3600000000001" calcext:value-type="float">
            <text:p>44.4</text:p>
          </table:table-cell>
          <table:table-cell table:style-name="ce14" table:formula="of:=([.S11]+[.S12])/2" office:value-type="float" office:value="1111539.1" calcext:value-type="float">
            <text:p>1111539.1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1" calcext:value-type="percentage">
            <text:p>11.0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9" calcext:value-type="percentage">
            <text:p>9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199]; [.F199];[.K199];[.G199]; [.H199]; [.I199])" office:value-type="string" office:string-value="Int: 1420 [19,028.0]" calcext:value-type="string">
            <text:p>Int: 1420 [19,028.0]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00];[.E7])" office:value-type="string" office:string-value="Wis: 1450" calcext:value-type="string">
            <text:p>Wis: 145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5.62" calcext:value-type="percentage">
            <text:p>356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49" calcext:value-type="percentage">
            <text:p>34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0.99" calcext:value-type="percentage">
            <text:p>9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81" calcext:value-type="percentage">
            <text:p>81.00%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02])" office:value-type="string" office:string-value="Resilience: 3,562.0%" calcext:value-type="string">
            <text:p>Resilience: 3,562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76" calcext:value-type="float">
            <text:p>476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06];[.C206])" office:value-type="string" office:string-value="Health:  25,340" calcext:value-type="string">
            <text:p>Health: <text:s/>25,340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08];[.C208])" office:value-type="string" office:string-value="Mana:    29,000" calcext:value-type="string">
            <text:p>Mana: <text:s text:c="3"/>29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5]+([.C25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1:.K211])" office:value-type="string" office:string-value="hp/sec:  0.27% [61.2] [376.2 seconds]" calcext:value-type="string">
            <text:p>hp/sec: <text:s/>0.27% [61.2] [376.2 seconds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12:.K212])" office:value-type="string" office:string-value="mp/sec:  0.28% [79.8] [363.6 seconds]" calcext:value-type="string">
            <text:p>mp/sec: <text:s/>0.28% [79.8] [363.6 seconds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3:.K213])" office:value-type="string" office:string-value="w/Med:   0.35% [101.9] [284.5 seconds]" calcext:value-type="string">
            <text:p>w/Med: <text:s text:c="2"/>0.35% [101.9] [284.5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70" calcext:value-type="float">
            <text:p>470</text:p>
          </table:table-cell>
          <table:table-cell table:style-name="ce6"/>
          <table:table-cell table:number-columns-repeated="5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744%     [hp x 44.36]" calcext:value-type="string">
            <text:p>Mitigation: <text:s text:c="6"/>97.744% <text:s text:c="4"/>[hp x 44.36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1,111,539.1 [hp x 80.29]" calcext:value-type="string">
            <text:p>Effective Health: 1,111,539.1 [hp x 80.29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24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5.85" calcext:value-type="percentage">
            <text:p>585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5" calcext:value-type="percentage">
            <text:p>585.00%</text:p>
          </table:table-cell>
          <table:table-cell table:style-name="ce13" table:number-columns-repeated="1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30 Sentinel Huntress        x8 " calcext:value-type="string">
            <text:p>3-30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425" calcext:value-type="float">
            <text:p>425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" table:formula="of:=[.D42]+([.C42]-1)*20" office:value-type="float" office:value="59" calcext:value-type="float">
            <text:p>59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1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3" calcext:value-type="float">
            <text:p>23</text:p>
          </table:table-cell>
          <table:table-cell table:formula="of:=[.D43]+([.C43]-1)*20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65" calcext:value-type="percentage">
            <text:p>56.50%</text:p>
          </table:table-cell>
          <table:table-cell table:style-name="ce9" table:formula="of:=[.O43]" office:value-type="percentage" office:value="4.52" calcext:value-type="percentage">
            <text:p>452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52" calcext:value-type="percentage">
            <text:p>452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1" calcext:value-type="float">
            <text:p>21</text:p>
          </table:table-cell>
          <table:table-cell table:style-name="ce3" table:formula="of:=[.D44]+([.C44]-1)*20" office:value-type="float" office:value="61" calcext:value-type="float">
            <text:p>6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15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7" calcext:value-type="float">
            <text:p>17</text:p>
          </table:table-cell>
          <table:table-cell table:style-name="ce13" table:formula="of:=[.D45]+([.C45]-1)*20" office:value-type="float" office:value="57" calcext:value-type="float">
            <text:p>57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0" calcext:value-type="float">
            <text:p>20</text:p>
          </table:table-cell>
          <table:table-cell table:style-name="ce15" table:formula="of:=[.D46]+([.C46]-1)*20" office:value-type="float" office:value="60" calcext:value-type="float">
            <text:p>6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5" calcext:value-type="percentage">
            <text:p>45.00%</text:p>
          </table:table-cell>
          <table:table-cell table:style-name="ce38" table:formula="of:=[.O46]" office:value-type="percentage" office:value="4.05" calcext:value-type="percentage">
            <text:p>405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4.05" calcext:value-type="percentage">
            <text:p>405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99" calcext:value-type="percentage">
            <text:p>99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99" calcext:value-type="percentage">
            <text:p>99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81" calcext:value-type="percentage">
            <text:p>81.00%</text:p>
          </table:table-cell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7]+([.C47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1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19 Phaseshift               x2 " calcext:value-type="string">
            <text:p>3-19 Phaseshift <text:s text:c="14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23 Flare of Creation        x8 [56.5% =&gt; 452.0% Resilience]" calcext:value-type="string">
            <text:p>3-23 Flare of Creation <text:s text:c="7"/>x8 [56.5% =&gt; 452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21 Displacement             x2 " calcext:value-type="string">
            <text:p>3-21 Displacement <text:s text:c="12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17 Space Shift              x2 " calcext:value-type="string">
            <text:p>3-17 Space Shift <text:s text:c="13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; [.V247]; [.W247] )" office:value-type="string" office:string-value="3-20 Body of the Valkyrie     x9 [45.0% =&gt; 405.0% Resilience, 11.0% =&gt; 99.0% Physical Resistance, 5.0% =&gt; 99.0% Magic Resistance, 9.0% =&gt; 81.0% Health, 1.50% =&gt; 13.50%/minute]" calcext:value-type="string">
            <text:p>3-20 Body of the Valkyrie <text:s text:c="4"/>x9 [45.0% =&gt; 405.0% Resilience, 11.0% =&gt; 99.0% Physical Resistance, 5.0% =&gt; 99.0% Magic Resistance, 9.0% =&gt; 81.0% Health, 1.50% =&gt; 13.50%/minut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4  Space Awareness          x8 " calcext:value-type="string">
            <text:p>3-4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2043" calcext:value-type="float">
            <text:p>2043</text:p>
          </table:table-cell>
          <table:table-cell table:formula="of:=FLOOR([.F65]/10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20" calcext:value-type="float">
            <text:p>20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3-1  Deviant of Humanity" calcext:value-type="string">
            <text:p>3-1 <text:s/>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67]+([.C67]-1)*20" office:value-type="float" office:value="41" calcext:value-type="float">
            <text:p>41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9 Identify" calcext:value-type="string">
            <text:p>1-19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73]+([.C73]-1)*20" office:value-type="float" office:value="19" calcext:value-type="float">
            <text:p>19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 table:formula="of:=COM.MICROSOFT.CONCAT([.C75];&quot;-&quot;;[.D75];[.F75];[.B75])" office:value-type="string" office:string-value="3-13 Meditation" calcext:value-type="string">
            <text:p>3-13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75]+([.C75]-1)*20" office:value-type="float" office:value="53" calcext:value-type="float">
            <text:p>53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2 Monster Hunter" calcext:value-type="string">
            <text:p>3-12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76]+([.C76]-1)*20" office:value-type="float" office:value="52" calcext:value-type="float">
            <text:p>52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Oxygen Repository" calcext:value-type="string">
            <text:p>2-1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78]+([.C78]-1)*20" office:value-type="float" office:value="27" calcext:value-type="float">
            <text:p>27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8  Soul Perception" calcext:value-type="string">
            <text:p>1-8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79]+([.C79]-1)*20" office:value-type="float" office:value="8" calcext:value-type="float">
            <text:p>8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7 Veteran" calcext:value-type="string">
            <text:p>3-17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7" calcext:value-type="float">
            <text:p>17</text:p>
          </table:table-cell>
          <table:table-cell table:style-name="ce13" table:formula="of:=[.D81]+([.C81]-1)*20" office:value-type="float" office:value="57" calcext:value-type="float">
            <text:p>57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&quot; [&quot;; [.G85]; &quot; - &quot;; [.H85]; &quot;] &quot;;[.B85])" office:value-type="string" office:string-value="3-20  [70% - 95%] Arcane Magic Resistance" calcext:value-type="string">
            <text:p>3-20 <text:s/>[70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85]+([.C85]-1)*20" office:value-type="float" office:value="60" calcext:value-type="float">
            <text:p>60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formula="of:=TEXT(VLOOKUP([.E85];[.$BH$2:.$BJ$71];2); &quot;0#%&quot;)" office:value-type="string" office:string-value="70%" calcext:value-type="string">
            <text:p>70%</text:p>
          </table:table-cell>
          <table:table-cell table:formula="of:=TEXT(VLOOKUP([.E85];[.$BH$2:.$BJ$7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&quot; [&quot;; [.G86]; &quot; - &quot;; [.H86]; &quot;] &quot;;[.B86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6]+([.C86]-1)*20" office:value-type="float" office:value="22" calcext:value-type="float">
            <text:p>22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formula="of:=TEXT(VLOOKUP([.E86];[.$BH$2:.$BJ$71];2); &quot;0#%&quot;)" office:value-type="string" office:string-value="27%" calcext:value-type="string">
            <text:p>27%</text:p>
          </table:table-cell>
          <table:table-cell table:formula="of:=TEXT(VLOOKUP([.E86];[.$BH$2:.$BJ$7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&quot; [&quot;; [.G87]; &quot; - &quot;; [.H87]; &quot;] &quot;;[.B87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formula="of:=TEXT(VLOOKUP([.E87];[.$BH$2:.$BJ$71];2); &quot;0#%&quot;)" office:value-type="string" office:string-value="45%" calcext:value-type="string">
            <text:p>45%</text:p>
          </table:table-cell>
          <table:table-cell table:formula="of:=TEXT(VLOOKUP([.E87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&quot; [&quot;; [.G88]; &quot; - &quot;; [.H88]; &quot;] &quot;;[.B88])" office:value-type="string" office:string-value="3-4   [54% - 88%] Blast Resistance" calcext:value-type="string">
            <text:p>3-4 <text:s text:c="2"/>[54% - 88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88]+([.C88]-1)*20" office:value-type="float" office:value="44" calcext:value-type="float">
            <text:p>44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formula="of:=TEXT(VLOOKUP([.E88];[.$BH$2:.$BJ$71];2); &quot;0#%&quot;)" office:value-type="string" office:string-value="54%" calcext:value-type="string">
            <text:p>54%</text:p>
          </table:table-cell>
          <table:table-cell table:formula="of:=TEXT(VLOOKUP([.E88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&quot; [&quot;; [.G89]; &quot; - &quot;; [.H89]; &quot;] &quot;;[.B89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formula="of:=TEXT(VLOOKUP([.E89];[.$BH$2:.$BJ$71];2); &quot;0#%&quot;)" office:value-type="string" office:string-value="26%" calcext:value-type="string">
            <text:p>26%</text:p>
          </table:table-cell>
          <table:table-cell table:formula="of:=TEXT(VLOOKUP([.E89];[.$BH$2:.$BJ$71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&quot; [&quot;; [.G90]; &quot; - &quot;; [.H90]; &quot;] &quot;;[.B90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0]+([.C90]-1)*20" office:value-type="float" office:value="58" calcext:value-type="float">
            <text:p>58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formula="of:=TEXT(VLOOKUP([.E90];[.$BH$2:.$BJ$71];2); &quot;0#%&quot;)" office:value-type="string" office:string-value="68%" calcext:value-type="string">
            <text:p>68%</text:p>
          </table:table-cell>
          <table:table-cell table:formula="of:=TEXT(VLOOKUP([.E9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1];2); &quot;0#%&quot;)" office:value-type="string" office:string-value="45%" calcext:value-type="string">
            <text:p>45%</text:p>
          </table:table-cell>
          <table:table-cell table:formula="of:=TEXT(VLOOKUP([.E9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2]+([.C92]-1)*20" office:value-type="float" office:value="36" calcext:value-type="float">
            <text:p>36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formula="of:=TEXT(VLOOKUP([.E92];[.$BH$2:.$BJ$71];2); &quot;0#%&quot;)" office:value-type="string" office:string-value="41%" calcext:value-type="string">
            <text:p>41%</text:p>
          </table:table-cell>
          <table:table-cell table:formula="of:=TEXT(VLOOKUP([.E92];[.$BH$2:.$BJ$71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1];2); &quot;0#%&quot;)" office:value-type="string" office:string-value="45%" calcext:value-type="string">
            <text:p>45%</text:p>
          </table:table-cell>
          <table:table-cell table:formula="of:=TEXT(VLOOKUP([.E93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formula="of:=TEXT(VLOOKUP([.E94];[.$BH$2:.$BJ$71];2); &quot;0#%&quot;)" office:value-type="string" office:string-value="39%" calcext:value-type="string">
            <text:p>39%</text:p>
          </table:table-cell>
          <table:table-cell table:formula="of:=TEXT(VLOOKUP([.E94];[.$BH$2:.$BJ$71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formula="of:=TEXT(VLOOKUP([.E95];[.$BH$2:.$BJ$71];2); &quot;0#%&quot;)" office:value-type="string" office:string-value="45%" calcext:value-type="string">
            <text:p>45%</text:p>
          </table:table-cell>
          <table:table-cell table:formula="of:=TEXT(VLOOKUP([.E95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formula="of:=TEXT(VLOOKUP([.E97];[.$BH$2:.$BJ$71];2); &quot;0#%&quot;)" office:value-type="string" office:string-value="31%" calcext:value-type="string">
            <text:p>31%</text:p>
          </table:table-cell>
          <table:table-cell table:formula="of:=TEXT(VLOOKUP([.E97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1];2); &quot;0#%&quot;)" office:value-type="string" office:string-value="45%" calcext:value-type="string">
            <text:p>45%</text:p>
          </table:table-cell>
          <table:table-cell table:formula="of:=TEXT(VLOOKUP([.E9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formula="of:=TEXT(VLOOKUP([.E99];[.$BH$2:.$BJ$71];2); &quot;0#%&quot;)" office:value-type="string" office:string-value="31%" calcext:value-type="string">
            <text:p>31%</text:p>
          </table:table-cell>
          <table:table-cell table:formula="of:=TEXT(VLOOKUP([.E99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formula="of:=TEXT(VLOOKUP([.E100];[.$BH$2:.$BJ$71];2); &quot;0#%&quot;)" office:value-type="string" office:string-value="28%" calcext:value-type="string">
            <text:p>28%</text:p>
          </table:table-cell>
          <table:table-cell table:formula="of:=TEXT(VLOOKUP([.E100];[.$BH$2:.$BJ$71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1]+([.C101]-1)*20" office:value-type="float" office:value="9" calcext:value-type="float">
            <text:p>9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formula="of:=TEXT(VLOOKUP([.E101];[.$BH$2:.$BJ$71];2); &quot;0#%&quot;)" office:value-type="string" office:string-value="09%" calcext:value-type="string">
            <text:p>09%</text:p>
          </table:table-cell>
          <table:table-cell table:formula="of:=TEXT(VLOOKUP([.E101];[.$BH$2:.$BJ$71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&quot; [&quot;; [.G102]; &quot; - &quot;; [.H102]; &quot;] &quot;;[.B102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formula="of:=TEXT(VLOOKUP([.E102];[.$BH$2:.$BJ$71];2); &quot;0#%&quot;)" office:value-type="string" office:string-value="07%" calcext:value-type="string">
            <text:p>07%</text:p>
          </table:table-cell>
          <table:table-cell table:formula="of:=TEXT(VLOOKUP([.E102];[.$BH$2:.$BJ$71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20  [45% - 80%] Earth Resistance" calcext:value-type="string">
            <text:p>2-20 <text:s/>[45% - 8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formula="of:=TEXT(VLOOKUP([.E103];[.$BH$2:.$BJ$71];2); &quot;0#%&quot;)" office:value-type="string" office:string-value="45%" calcext:value-type="string">
            <text:p>45%</text:p>
          </table:table-cell>
          <table:table-cell table:formula="of:=TEXT(VLOOKUP([.E103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formula="of:=TEXT(VLOOKUP([.E104];[.$BH$2:.$BJ$71];2); &quot;0#%&quot;)" office:value-type="string" office:string-value="26%" calcext:value-type="string">
            <text:p>26%</text:p>
          </table:table-cell>
          <table:table-cell table:formula="of:=TEXT(VLOOKUP([.E104];[.$BH$2:.$BJ$71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1-13  [13% - 26%] Fear Resistance" calcext:value-type="string">
            <text:p>1-13 <text:s/>[13% - 26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05]+([.C105]-1)*20" office:value-type="float" office:value="13" calcext:value-type="float">
            <text:p>13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formula="of:=TEXT(VLOOKUP([.E105];[.$BH$2:.$BJ$71];2); &quot;0#%&quot;)" office:value-type="string" office:string-value="13%" calcext:value-type="string">
            <text:p>13%</text:p>
          </table:table-cell>
          <table:table-cell table:formula="of:=TEXT(VLOOKUP([.E105];[.$BH$2:.$BJ$71];3);  &quot;0#%&quot;)" office:value-type="string" office:string-value="26%" calcext:value-type="string">
            <text:p>2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6]+([.C106]-1)*20" office:value-type="float" office:value="9" calcext:value-type="float">
            <text:p>9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1];2); &quot;0#%&quot;)" office:value-type="string" office:string-value="09%" calcext:value-type="string">
            <text:p>09%</text:p>
          </table:table-cell>
          <table:table-cell table:formula="of:=TEXT(VLOOKUP([.E106];[.$BH$2:.$BJ$71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1];2); &quot;0#%&quot;)" office:value-type="string" office:string-value="05%" calcext:value-type="string">
            <text:p>05%</text:p>
          </table:table-cell>
          <table:table-cell table:formula="of:=TEXT(VLOOKUP([.E107];[.$BH$2:.$BJ$71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H$2:.$BJ$71];2); &quot;0#%&quot;)" office:value-type="string" office:string-value="45%" calcext:value-type="string">
            <text:p>45%</text:p>
          </table:table-cell>
          <table:table-cell table:formula="of:=TEXT(VLOOKUP([.E108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H$2:.$BJ$71];2); &quot;0#%&quot;)" office:value-type="string" office:string-value="45%" calcext:value-type="string">
            <text:p>45%</text:p>
          </table:table-cell>
          <table:table-cell table:formula="of:=TEXT(VLOOKUP([.E10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3-14  [64% - 95%] Heat Resistance" calcext:value-type="string">
            <text:p>3-14 <text:s/>[64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10]+([.C110]-1)*20" office:value-type="float" office:value="54" calcext:value-type="float">
            <text:p>54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H$2:.$BJ$71];2); &quot;0#%&quot;)" office:value-type="string" office:string-value="64%" calcext:value-type="string">
            <text:p>64%</text:p>
          </table:table-cell>
          <table:table-cell table:formula="of:=TEXT(VLOOKUP([.E11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H$2:.$BJ$71];2); &quot;0#%&quot;)" office:value-type="string" office:string-value="45%" calcext:value-type="string">
            <text:p>45%</text:p>
          </table:table-cell>
          <table:table-cell table:formula="of:=TEXT(VLOOKUP([.E11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3-1   [51% - 82%] Lava Magic Resistance" calcext:value-type="string">
            <text:p>3-1 <text:s text:c="2"/>[51% - 82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formula="of:=TEXT(VLOOKUP([.E112];[.$BH$2:.$BJ$71];2); &quot;0#%&quot;)" office:value-type="string" office:string-value="51%" calcext:value-type="string">
            <text:p>51%</text:p>
          </table:table-cell>
          <table:table-cell table:formula="of:=TEXT(VLOOKUP([.E112];[.$BH$2:.$BJ$7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3]+([.C113]-1)*20" office:value-type="float" office:value="43" calcext:value-type="float">
            <text:p>43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1];2); &quot;0#%&quot;)" office:value-type="string" office:string-value="53%" calcext:value-type="string">
            <text:p>53%</text:p>
          </table:table-cell>
          <table:table-cell table:formula="of:=TEXT(VLOOKUP([.E113];[.$BH$2:.$BJ$71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4]+([.C114]-1)*20" office:value-type="float" office:value="49" calcext:value-type="float">
            <text:p>49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formula="of:=TEXT(VLOOKUP([.E114];[.$BH$2:.$BJ$71];2); &quot;0#%&quot;)" office:value-type="string" office:string-value="59%" calcext:value-type="string">
            <text:p>59%</text:p>
          </table:table-cell>
          <table:table-cell table:formula="of:=TEXT(VLOOKUP([.E114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formula="of:=TEXT(VLOOKUP([.E116];[.$BH$2:.$BJ$71];2); &quot;0#%&quot;)" office:value-type="string" office:string-value="57%" calcext:value-type="string">
            <text:p>57%</text:p>
          </table:table-cell>
          <table:table-cell table:formula="of:=TEXT(VLOOKUP([.E116];[.$BH$2:.$BJ$71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3-16  [66% - 95%] Mental Resistance" calcext:value-type="string">
            <text:p>3-16 <text:s/>[66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17]+([.C117]-1)*20" office:value-type="float" office:value="56" calcext:value-type="float">
            <text:p>56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1];2); &quot;0#%&quot;)" office:value-type="string" office:string-value="66%" calcext:value-type="string">
            <text:p>66%</text:p>
          </table:table-cell>
          <table:table-cell table:formula="of:=TEXT(VLOOKUP([.E117];[.$BH$2:.$BJ$71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formula="of:=TEXT(VLOOKUP([.E118];[.$BH$2:.$BJ$71];2); &quot;0#%&quot;)" office:value-type="string" office:string-value="45%" calcext:value-type="string">
            <text:p>45%</text:p>
          </table:table-cell>
          <table:table-cell table:formula="of:=TEXT(VLOOKUP([.E11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1];2); &quot;0#%&quot;)" office:value-type="string" office:string-value="06%" calcext:value-type="string">
            <text:p>06%</text:p>
          </table:table-cell>
          <table:table-cell table:formula="of:=TEXT(VLOOKUP([.E119];[.$BH$2:.$BJ$71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H$2:.$BJ$71];2); &quot;0#%&quot;)" office:value-type="string" office:string-value="53%" calcext:value-type="string">
            <text:p>53%</text:p>
          </table:table-cell>
          <table:table-cell table:formula="of:=TEXT(VLOOKUP([.E120];[.$BH$2:.$BJ$71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H$2:.$BJ$71];2); &quot;0#%&quot;)" office:value-type="string" office:string-value="52%" calcext:value-type="string">
            <text:p>52%</text:p>
          </table:table-cell>
          <table:table-cell table:formula="of:=TEXT(VLOOKUP([.E121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2]+([.C122]-1)*20" office:value-type="float" office:value="44" calcext:value-type="float">
            <text:p>44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1];2); &quot;0#%&quot;)" office:value-type="string" office:string-value="54%" calcext:value-type="string">
            <text:p>54%</text:p>
          </table:table-cell>
          <table:table-cell table:formula="of:=TEXT(VLOOKUP([.E122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1];2); &quot;0#%&quot;)" office:value-type="string" office:string-value="14%" calcext:value-type="string">
            <text:p>14%</text:p>
          </table:table-cell>
          <table:table-cell table:formula="of:=TEXT(VLOOKUP([.E123];[.$BH$2:.$BJ$71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1];2); &quot;0#%&quot;)" office:value-type="string" office:string-value="45%" calcext:value-type="string">
            <text:p>45%</text:p>
          </table:table-cell>
          <table:table-cell table:formula="of:=TEXT(VLOOKUP([.E124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H$2:.$BJ$71];2); &quot;0#%&quot;)" office:value-type="string" office:string-value="13%" calcext:value-type="string">
            <text:p>13%</text:p>
          </table:table-cell>
          <table:table-cell table:formula="of:=TEXT(VLOOKUP([.E125];[.$BH$2:.$BJ$71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1];2); &quot;0#%&quot;)" office:value-type="string" office:string-value="05%" calcext:value-type="string">
            <text:p>05%</text:p>
          </table:table-cell>
          <table:table-cell table:formula="of:=TEXT(VLOOKUP([.E126];[.$BH$2:.$BJ$7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H$2:.$BJ$71];2); &quot;0#%&quot;)" office:value-type="string" office:string-value="28%" calcext:value-type="string">
            <text:p>28%</text:p>
          </table:table-cell>
          <table:table-cell table:formula="of:=TEXT(VLOOKUP([.E127];[.$BH$2:.$BJ$71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8]+([.C128]-1)*20" office:value-type="float" office:value="33" calcext:value-type="float">
            <text:p>33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formula="of:=TEXT(VLOOKUP([.E128];[.$BH$2:.$BJ$71];2); &quot;0#%&quot;)" office:value-type="string" office:string-value="38%" calcext:value-type="string">
            <text:p>38%</text:p>
          </table:table-cell>
          <table:table-cell table:formula="of:=TEXT(VLOOKUP([.E128];[.$BH$2:.$BJ$71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H$2:.$BJ$71];2); &quot;0#%&quot;)" office:value-type="string" office:string-value="18%" calcext:value-type="string">
            <text:p>18%</text:p>
          </table:table-cell>
          <table:table-cell table:formula="of:=TEXT(VLOOKUP([.E129];[.$BH$2:.$BJ$71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3-5   [55% - 90%] Space Magic Resistance" calcext:value-type="string">
            <text:p>3-5 <text:s text:c="2"/>[55% - 90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formula="of:=TEXT(VLOOKUP([.E130];[.$BH$2:.$BJ$71];2); &quot;0#%&quot;)" office:value-type="string" office:string-value="55%" calcext:value-type="string">
            <text:p>55%</text:p>
          </table:table-cell>
          <table:table-cell table:formula="of:=TEXT(VLOOKUP([.E130];[.$BH$2:.$BJ$71];3);  &quot;0#%&quot;)" office:value-type="string" office:string-value="90%" calcext:value-type="string">
            <text:p>9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1];2); &quot;0#%&quot;)" office:value-type="string" office:string-value="45%" calcext:value-type="string">
            <text:p>45%</text:p>
          </table:table-cell>
          <table:table-cell table:formula="of:=TEXT(VLOOKUP([.E131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formula="of:=TEXT(VLOOKUP([.E133];[.$BH$2:.$BJ$71];2); &quot;0#%&quot;)" office:value-type="string" office:string-value="45%" calcext:value-type="string">
            <text:p>45%</text:p>
          </table:table-cell>
          <table:table-cell table:formula="of:=TEXT(VLOOKUP([.E133];[.$BH$2:.$BJ$7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H$2:.$BJ$71];2); &quot;0#%&quot;)" office:value-type="string" office:string-value="18%" calcext:value-type="string">
            <text:p>18%</text:p>
          </table:table-cell>
          <table:table-cell table:formula="of:=TEXT(VLOOKUP([.E134];[.$BH$2:.$BJ$7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H$2:.$BJ$71];2); &quot;0#%&quot;)" office:value-type="string" office:string-value="14%" calcext:value-type="string">
            <text:p>14%</text:p>
          </table:table-cell>
          <table:table-cell table:formula="of:=TEXT(VLOOKUP([.E135];[.$BH$2:.$BJ$7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3-8   [58% - 95%] Void Magic Resistance" calcext:value-type="string">
            <text:p>3-8 <text:s text:c="2"/>[5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36]+([.C136]-1)*20" office:value-type="float" office:value="48" calcext:value-type="float">
            <text:p>48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formula="of:=TEXT(VLOOKUP([.E136];[.$BH$2:.$BJ$71];2); &quot;0#%&quot;)" office:value-type="string" office:string-value="58%" calcext:value-type="string">
            <text:p>58%</text:p>
          </table:table-cell>
          <table:table-cell table:formula="of:=TEXT(VLOOKUP([.E136];[.$BH$2:.$BJ$7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1   [51% - 82%] Water Resistance" calcext:value-type="string">
            <text:p>3-1 <text:s text:c="2"/>[51% - 82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7]+([.C137]-1)*20" office:value-type="float" office:value="41" calcext:value-type="float">
            <text:p>41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H$2:.$BJ$71];2); &quot;0#%&quot;)" office:value-type="string" office:string-value="51%" calcext:value-type="string">
            <text:p>51%</text:p>
          </table:table-cell>
          <table:table-cell table:formula="of:=TEXT(VLOOKUP([.E137];[.$BH$2:.$BJ$71];3);  &quot;0#%&quot;)" office:value-type="string" office:string-value="82%" calcext:value-type="string">
            <text:p>82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2   [52% - 84%] Wind Resistance" calcext:value-type="string">
            <text:p>3-2 <text:s text:c="2"/>[52% - 84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8]+([.C138]-1)*20" office:value-type="float" office:value="42" calcext:value-type="float">
            <text:p>42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1];2); &quot;0#%&quot;)" office:value-type="string" office:string-value="52%" calcext:value-type="string">
            <text:p>52%</text:p>
          </table:table-cell>
          <table:table-cell table:formula="of:=TEXT(VLOOKUP([.E138];[.$BH$2:.$BJ$71];3);  &quot;0#%&quot;)" office:value-type="string" office:string-value="84%" calcext:value-type="string">
            <text:p>8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H$2:.$BJ$71];2); &quot;0#%&quot;)" office:value-type="string" office:string-value="45%" calcext:value-type="string">
            <text:p>45%</text:p>
          </table:table-cell>
          <table:table-cell table:formula="of:=TEXT(VLOOKUP([.E13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2 1st tier" calcext:value-type="string">
            <text:p>12 1st tier</text:p>
          </table:table-cell>
          <table:table-cell table:formula="of:=COUNTIF([.$C$85:.$C$139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4 2nd tier" calcext:value-type="string">
            <text:p>24 2nd tier</text:p>
          </table:table-cell>
          <table:table-cell table:formula="of:=COUNTIF([.$C$85:.$C$139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6 3rd tier" calcext:value-type="string">
            <text:p>16 3rd tier</text:p>
          </table:table-cell>
          <table:table-cell table:formula="of:=COUNTIF([.$C$85:.$C$139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40 x 5% = 200%" calcext:value-type="string">
            <text:p>Ash Density: 40 x 5% = 200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40" calcext:value-type="float">
            <text:p>40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200%" calcext:value-type="string">
            <text:p>200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40%" calcext:value-type="string">
            <text:p>240%</text:p>
          </table:table-cell>
          <table:table-cell table:formula="of:=TEXT([.B142]*10%;&quot;%&quot;)" office:value-type="string" office:string-value="240%" calcext:value-type="string">
            <text:p>240%</text:p>
          </table:table-cell>
          <table:table-cell table:formula="of:=TEXT([.B141]*5%;&quot;%&quot;)" office:value-type="string" office:string-value="60%" calcext:value-type="string">
            <text:p>60%</text:p>
          </table:table-cell>
          <table:table-cell table:formula="of:=TEXT([.C146]+[.D146]+[.E146]; &quot;###,#%&quot;)" office:value-type="string" office:string-value="540%" calcext:value-type="string">
            <text:p>54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40%] more dense. (Avatar of Ash 2nd)" calcext:value-type="string">
            <text:p><text:s text:c="16"/>[54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76" calcext:value-type="float">
            <text:p>476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70" calcext:value-type="float">
            <text:p>470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425" calcext:value-type="float">
            <text:p>425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420" calcext:value-type="float">
            <text:p>142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9,028.0" calcext:value-type="string">
            <text:p>19,028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562.0%" calcext:value-type="string">
            <text:p>3,562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5,340" calcext:value-type="string">
            <text:p>25,340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9,000" calcext:value-type="string">
            <text:p>29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61.2" calcext:value-type="string">
            <text:p>61.2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76.2" calcext:value-type="string">
            <text:p>376.2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8%" calcext:value-type="string">
            <text:p>0.28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79.8" calcext:value-type="string">
            <text:p>79.8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63.6" calcext:value-type="string">
            <text:p>363.6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5%" calcext:value-type="string">
            <text:p>0.35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101.9" calcext:value-type="string">
            <text:p>101.9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84.5" calcext:value-type="string">
            <text:p>284.5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744%" calcext:value-type="string">
            <text:p>97.744%</text:p>
          </table:table-cell>
          <table:table-cell table:formula="of:=REPT(&quot; &quot;;MAX([.$J$215:.$J$216])-[.J215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4.36" calcext:value-type="string">
            <text:p>44.36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111,539.1" calcext:value-type="string">
            <text:p>1,111,539.1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80.29" calcext:value-type="string">
            <text:p>80.29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11" calcext:value-type="float">
            <text:p>11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9" calcext:value-type="float">
            <text:p>19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3" calcext:value-type="float">
            <text:p>23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6.5% =&gt; 452.0%" calcext:value-type="string">
            <text:p>56.5% =&gt; 452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1" calcext:value-type="float">
            <text:p>21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7" calcext:value-type="float">
            <text:p>17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20" calcext:value-type="float">
            <text:p>20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5.0% =&gt; 405.0%" calcext:value-type="string">
            <text:p>45.0% =&gt; 405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1.0% =&gt; 99.0%" calcext:value-type="string">
            <text:p>11.0% =&gt; 99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99.0%" calcext:value-type="string">
            <text:p>5.0% =&gt; 99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9.0% =&gt; 81.0%" calcext:value-type="string">
            <text:p>9.0% =&gt; 81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47]);&quot;#.00%&quot;); [.$M$218]; TEXT((0.5%+0.05%*[.I247])*[.J46];&quot;#.00%&quot;))" office:value-type="string" office:string-value="1.50% =&gt; 13.50%" calcext:value-type="string">
            <text:p>1.50% =&gt; 13.50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4" calcext:value-type="float">
            <text:p>4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76 - The Azarinth Sentinel" calcext:value-type="string">
            <text:p>Class 1: 476 - The Azarinth Sentinel</text:p>
          </table:table-cell>
        </table:table-row>
        <table:table-row table:style-name="ro1">
          <table:table-cell table:formula="of:=[$Calculations.A2]" office:value-type="string" office:string-value="Class 2: 470 - Kin of Ash" calcext:value-type="string">
            <text:p>Class 2: 470 - Kin of Ash</text:p>
          </table:table-cell>
        </table:table-row>
        <table:table-row table:style-name="ro1">
          <table:table-cell table:formula="of:=[$Calculations.A3]" office:value-type="string" office:string-value="Class 3: 425 - The Faen Valkyrie" calcext:value-type="string">
            <text:p>Class 3: 425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400" calcext:value-type="string">
            <text:p>Vit: 140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420 [19,028.0]" calcext:value-type="string">
            <text:p>Int: 1420 [19,028.0]</text:p>
          </table:table-cell>
        </table:table-row>
        <table:table-row table:style-name="ro1">
          <table:table-cell table:formula="of:=[$Calculations.A15]" office:value-type="string" office:string-value="Wis: 1450" calcext:value-type="string">
            <text:p>Wis: 14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562.0%" calcext:value-type="string">
            <text:p>Resilience: 3,562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5,340" calcext:value-type="string">
            <text:p>Health: <text:s/>25,340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29,000" calcext:value-type="string">
            <text:p>Mana: <text:s text:c="3"/>29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61.2] [376.2 seconds]" calcext:value-type="string">
            <text:p>hp/sec: <text:s/>0.27% [61.2] [376.2 seconds]</text:p>
          </table:table-cell>
        </table:table-row>
        <table:table-row table:style-name="ro1">
          <table:table-cell table:formula="of:=[$Calculations.A27]" office:value-type="string" office:string-value="mp/sec:  0.28% [79.8] [363.6 seconds]" calcext:value-type="string">
            <text:p>mp/sec: <text:s/>0.28% [79.8] [363.6 seconds]</text:p>
          </table:table-cell>
        </table:table-row>
        <table:table-row table:style-name="ro1">
          <table:table-cell table:formula="of:=[$Calculations.A28]" office:value-type="string" office:string-value="w/Med:   0.35% [101.9] [284.5 seconds]" calcext:value-type="string">
            <text:p>w/Med: <text:s text:c="2"/>0.35% [101.9] [284.5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744%     [hp x 44.36]" calcext:value-type="string">
            <text:p>Mitigation: <text:s text:c="6"/>97.744% <text:s text:c="4"/>[hp x 44.36]</text:p>
          </table:table-cell>
        </table:table-row>
        <table:table-row table:style-name="ro1">
          <table:table-cell table:formula="of:=[$Calculations.A31]" office:value-type="string" office:string-value="Effective Health: 1,111,539.1 [hp x 80.29]" calcext:value-type="string">
            <text:p>Effective Health: 1,111,539.1 [hp x 80.29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30 Sentinel Huntress        x8 " calcext:value-type="string">
            <text:p>3-30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19 Phaseshift               x2 " calcext:value-type="string">
            <text:p>3-19 Phaseshift <text:s text:c="14"/>x2 </text:p>
          </table:table-cell>
        </table:table-row>
        <table:table-row table:style-name="ro1">
          <table:table-cell table:formula="of:=[$Calculations.A59]" office:value-type="string" office:string-value="3-23 Flare of Creation        x8 [56.5% =&gt; 452.0% Resilience]" calcext:value-type="string">
            <text:p>3-23 Flare of Creation <text:s text:c="7"/>x8 [56.5% =&gt; 452.0% Resilience]</text:p>
          </table:table-cell>
        </table:table-row>
        <table:table-row table:style-name="ro1">
          <table:table-cell table:formula="of:=[$Calculations.A60]" office:value-type="string" office:string-value="3-21 Displacement             x2 " calcext:value-type="string">
            <text:p>3-21 Displacement <text:s text:c="12"/>x2 </text:p>
          </table:table-cell>
        </table:table-row>
        <table:table-row table:style-name="ro1">
          <table:table-cell table:formula="of:=[$Calculations.A61]" office:value-type="string" office:string-value="3-17 Space Shift              x2 " calcext:value-type="string">
            <text:p>3-17 Space Shift <text:s text:c="13"/>x2 </text:p>
          </table:table-cell>
        </table:table-row>
        <table:table-row table:style-name="ro1">
          <table:table-cell table:formula="of:=[$Calculations.A62]" office:value-type="string" office:string-value="3-20 Body of the Valkyrie     x9 [45.0% =&gt; 405.0% Resilience, 11.0% =&gt; 99.0% Physical Resistance, 5.0% =&gt; 99.0% Magic Resistance, 9.0% =&gt; 81.0% Health, 1.50% =&gt; 13.50%/minute]" calcext:value-type="string">
            <text:p>3-20 Body of the Valkyrie <text:s text:c="4"/>x9 [45.0% =&gt; 405.0% Resilience, 11.0% =&gt; 99.0% Physical Resistance, 5.0% =&gt; 99.0% Magic Resistance, 9.0% =&gt; 81.0% Health, 1.50% =&gt; 13.50%/minute]</text:p>
          </table:table-cell>
        </table:table-row>
        <table:table-row table:style-name="ro1">
          <table:table-cell table:formula="of:=[$Calculations.A63]" office:value-type="string" office:string-value="3-4  Space Awareness          x8 " calcext:value-type="string">
            <text:p>3-4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3-1  Deviant of Humanity" calcext:value-type="string">
            <text:p>3-1 <text:s/>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9 Identify" calcext:value-type="string">
            <text:p>1-19 Identify</text:p>
          </table:table-cell>
        </table:table-row>
        <table:table-row table:style-name="ro1">
          <table:table-cell table:formula="of:=[$Calculations.A75]" office:value-type="string" office:string-value="3-13 Meditation" calcext:value-type="string">
            <text:p>3-13 Meditation</text:p>
          </table:table-cell>
        </table:table-row>
        <table:table-row table:style-name="ro1">
          <table:table-cell table:formula="of:=[$Calculations.A76]" office:value-type="string" office:string-value="3-12 Monster Hunter" calcext:value-type="string">
            <text:p>3-12 Monster Hunter</text:p>
          </table:table-cell>
        </table:table-row>
        <table:table-row table:style-name="ro1">
          <table:table-cell table:formula="of:=[$Calculations.A77]" office:value-type="string" office:string-value="2-1  Oxygen Repository" calcext:value-type="string">
            <text:p>2-1 <text:s/>Oxygen Repository</text:p>
          </table:table-cell>
        </table:table-row>
        <table:table-row table:style-name="ro1">
          <table:table-cell table:formula="of:=[$Calculations.A78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79]" office:value-type="string" office:string-value="1-8  Soul Perception" calcext:value-type="string">
            <text:p>1-8 <text:s/>Soul Perception</text:p>
          </table:table-cell>
        </table:table-row>
        <table:table-row table:style-name="ro1">
          <table:table-cell table:formula="of:=[$Calculations.A80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1]" office:value-type="string" office:string-value="3-17 Veteran" calcext:value-type="string">
            <text:p>3-17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20  [70% - 95%] Arcane Magic Resistance" calcext:value-type="string">
            <text:p>3-20 <text:s/>[70% - 95%] Arcane Magic Resistance</text:p>
          </table:table-cell>
        </table:table-row>
        <table:table-row table:style-name="ro1">
          <table:table-cell table:formula="of:=[$Calculations.A86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87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88]" office:value-type="string" office:string-value="3-4   [54% - 88%] Blast Resistance" calcext:value-type="string">
            <text:p>3-4 <text:s text:c="2"/>[54% - 88%] Blast Resistance</text:p>
          </table:table-cell>
        </table:table-row>
        <table:table-row table:style-name="ro1">
          <table:table-cell table:formula="of:=[$Calculations.A89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0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1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2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3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94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95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97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98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0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1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2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3]" office:value-type="string" office:string-value="2-20  [45% - 80%] Earth Resistance" calcext:value-type="string">
            <text:p>2-20 <text:s/>[45% - 80%] Earth Resistance</text:p>
          </table:table-cell>
        </table:table-row>
        <table:table-row table:style-name="ro1">
          <table:table-cell table:formula="of:=[$Calculations.A104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05]" office:value-type="string" office:string-value="1-13  [13% - 26%] Fear Resistance" calcext:value-type="string">
            <text:p>1-13 <text:s/>[13% - 26%] Fear Resistance</text:p>
          </table:table-cell>
        </table:table-row>
        <table:table-row table:style-name="ro1">
          <table:table-cell table:formula="of:=[$Calculations.A106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08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09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0]" office:value-type="string" office:string-value="3-14  [64% - 95%] Heat Resistance" calcext:value-type="string">
            <text:p>3-14 <text:s/>[64% - 95%] Heat Resistance</text:p>
          </table:table-cell>
        </table:table-row>
        <table:table-row table:style-name="ro1">
          <table:table-cell table:formula="of:=[$Calculations.A111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2]" office:value-type="string" office:string-value="3-1   [51% - 82%] Lava Magic Resistance" calcext:value-type="string">
            <text:p>3-1 <text:s text:c="2"/>[51% - 82%] Lava Magic Resistance</text:p>
          </table:table-cell>
        </table:table-row>
        <table:table-row table:style-name="ro1">
          <table:table-cell table:formula="of:=[$Calculations.A113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14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16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17]" office:value-type="string" office:string-value="3-16  [66% - 95%] Mental Resistance" calcext:value-type="string">
            <text:p>3-16 <text:s/>[66% - 95%] Mental Resistance</text:p>
          </table:table-cell>
        </table:table-row>
        <table:table-row table:style-name="ro1">
          <table:table-cell table:formula="of:=[$Calculations.A118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19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0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1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2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23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24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25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26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27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28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29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0]" office:value-type="string" office:string-value="3-5   [55% - 90%] Space Magic Resistance" calcext:value-type="string">
            <text:p>3-5 <text:s text:c="2"/>[55% - 90%] Space Magic Resistance</text:p>
          </table:table-cell>
        </table:table-row>
        <table:table-row table:style-name="ro1">
          <table:table-cell table:formula="of:=[$Calculations.A131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33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34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35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36]" office:value-type="string" office:string-value="3-8   [58% - 95%] Void Magic Resistance" calcext:value-type="string">
            <text:p>3-8 <text:s text:c="2"/>[58% - 95%] Void Magic Resistance</text:p>
          </table:table-cell>
        </table:table-row>
        <table:table-row table:style-name="ro1">
          <table:table-cell table:formula="of:=[$Calculations.A137]" office:value-type="string" office:string-value="3-1   [51% - 82%] Water Resistance" calcext:value-type="string">
            <text:p>3-1 <text:s text:c="2"/>[51% - 82%] Water Resistance</text:p>
          </table:table-cell>
        </table:table-row>
        <table:table-row table:style-name="ro1">
          <table:table-cell table:formula="of:=[$Calculations.A138]" office:value-type="string" office:string-value="3-2   [52% - 84%] Wind Resistance" calcext:value-type="string">
            <text:p>3-2 <text:s text:c="2"/>[52% - 84%] Wind Resistance</text:p>
          </table:table-cell>
        </table:table-row>
        <table:table-row table:style-name="ro1">
          <table:table-cell table:formula="of:=[$Calculations.A139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2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3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40 x 5% = 200%" calcext:value-type="string">
            <text:p>Ash Density: 40 x 5% = 20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40%] more dense. (Avatar of Ash 2nd)" calcext:value-type="string">
            <text:p><text:s text:c="16"/>[540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2:42:58.2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9T13:35:31.056000000</dc:date>
    <meta:generator>LibreOffice/7.0.5.2$Windows_X86_64 LibreOffice_project/64390860c6cd0aca4beafafcfd84613dd9dfb63a</meta:generator>
    <meta:editing-duration>PT18H18M31S</meta:editing-duration>
    <meta:editing-cycles>120</meta:editing-cycles>
    <meta:document-statistic meta:table-count="2" meta:cell-count="2073" meta:object-count="0"/>
    <meta:user-defined meta:name="AppVersion">16.0300</meta:user-defined>
  </office:meta>
</office:document-meta>
</file>